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07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6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yaData (copy)" table:style-name="ta1">
        <table:shapes>
          <draw:frame draw:z-index="0" draw:style-name="gr1" draw:text-style-name="P1" svg:width="6.2988in" svg:height="3.5429in" svg:x="13.9512in" svg:y="2.7827in">
            <draw:object draw:notify-on-update-of-ranges="'kayaData (copy)'.I9:'kayaData (copy)'.J9 'kayaData (copy)'.H10:'kayaData (copy)'.H10 'kayaData (copy)'.I10:'kayaData (copy)'.J10 'kayaData (copy)'.H11:'kayaData (copy)'.H11 'kayaData (copy)'.I11:'kayaData (copy)'.J11 'kayaData (copy)'.H12:'kayaData (copy)'.H12 'kayaData (copy)'.I12:'kayaData (copy)'.J12 'kayaData (copy)'.H13:'kayaData (copy)'.H13 'kayaData (copy)'.I13:'kayaData (copy)'.J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8445in" svg:y="7.8961in">
            <draw:object draw:notify-on-update-of-ranges="'kayaData (copy)'.I38:'kayaData (copy)'.J38 'kayaData (copy)'.H39:'kayaData (copy)'.H39 'kayaData (copy)'.I39:'kayaData (copy)'.J39 'kayaData (copy)'.H40:'kayaData (copy)'.H40 'kayaData (copy)'.I40:'kayaData (copy)'.J40 'kayaData (copy)'.H41:'kayaData (copy)'.H41 'kayaData (copy)'.I41:'kayaData (copy)'.J41 'kayaData (copy)'.H42:'kayaData (copy)'.H42 'kayaData (copy)'.I42:'kayaData (copy)'.J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Reduced Series Name</text:p>
          </table:table-cell>
          <table:table-cell office:value-type="float" office:value="1980" calcext:value-type="float">
            <text:p>1980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intensity</text:p>
          </table:table-cell>
          <table:table-cell office:value-type="string" calcext:value-type="string">
            <text:p>F/E</text:p>
          </table:table-cell>
          <table:table-cell/>
          <table:table-cell office:value-type="float" office:value="2.39963380951199" calcext:value-type="float">
            <text:p>2.39963380951199</text:p>
          </table:table-cell>
          <table:table-cell office:value-type="float" office:value="2.39146347617893" calcext:value-type="float">
            <text:p>2.39146347617893</text:p>
          </table:table-cell>
          <table:table-cell office:value-type="float" office:value="2.46705650154456" calcext:value-type="float">
            <text:p>2.46705650154456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Energy intensity of the GDP</text:p>
          </table:table-cell>
          <table:table-cell office:value-type="string" calcext:value-type="string">
            <text:p>E/GDP</text:p>
          </table:table-cell>
          <table:table-cell/>
          <table:table-cell table:formula="of:=0.286366111981623*2" office:value-type="float" office:value="0.572732223963246" calcext:value-type="float">
            <text:p>0.572732223963246</text:p>
          </table:table-cell>
          <table:table-cell table:formula="of:=0.198395177827529*2" office:value-type="float" office:value="0.396790355655058" calcext:value-type="float">
            <text:p>0.396790355655058</text:p>
          </table:table-cell>
          <table:table-cell table:formula="of:=0.140640364810552*2" office:value-type="float" office:value="0.281280729621104" calcext:value-type="float">
            <text:p>0.281280729621104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GDP per capita</text:p>
          </table:table-cell>
          <table:table-cell office:value-type="string" calcext:value-type="string">
            <text:p>GDP/Pop</text:p>
          </table:table-cell>
          <table:table-cell/>
          <table:table-cell table:formula="of:=5558.11979126848/2" office:value-type="float" office:value="2779.05989563424" calcext:value-type="float">
            <text:p>2779.05989563424</text:p>
          </table:table-cell>
          <table:table-cell table:formula="of:=8016.70518839688/2" office:value-type="float" office:value="4008.35259419844" calcext:value-type="float">
            <text:p>4008.35259419844</text:p>
          </table:table-cell>
          <table:table-cell table:formula="of:=12896.3902457367/2" office:value-type="float" office:value="6448.19512286835" calcext:value-type="float">
            <text:p>6448.19512286835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5280062644" calcext:value-type="float">
            <text:p>5280062644</text:p>
          </table:table-cell>
          <table:table-cell office:value-type="float" office:value="6114324044" calcext:value-type="float">
            <text:p>6114324044</text:p>
          </table:table-cell>
          <table:table-cell office:value-type="float" office:value="6921854591" calcext:value-type="float">
            <text:p>6921854591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CO2 emissions</text:p>
          </table:table-cell>
          <table:table-cell office:value-type="string" calcext:value-type="string">
            <text:p>CO2</text:p>
          </table:table-cell>
          <table:table-cell/>
          <table:table-cell table:formula="of:=20166641278172.2 / 10^9 / 1000" office:value-type="float" office:value="20.1666412781722" calcext:value-type="float">
            <text:p>20.1666412781722</text:p>
          </table:table-cell>
          <table:table-cell table:formula="of:=23256225448337.6 / 10^12" office:value-type="float" office:value="23.2562254483376" calcext:value-type="float">
            <text:p>23.2562254483376</text:p>
          </table:table-cell>
          <table:table-cell table:formula="of:= 30972746529585.6 / 10^12" office:value-type="float" office:value="30.9727465295856" calcext:value-type="float">
            <text:p>30.9727465295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intensity)</text:p>
          </table:table-cell>
          <table:table-cell office:value-type="string" calcext:value-type="string">
            <text:p>CO2(i)</text:p>
          </table:table-cell>
          <table:table-cell table:number-columns-repeated="2"/>
          <table:table-cell office:value-type="float" office:value="-68663885630.293" calcext:value-type="float">
            <text:p>-68663885630.293</text:p>
          </table:table-cell>
          <table:table-cell office:value-type="float" office:value="735118247774.344" calcext:value-type="float">
            <text:p>735118247774.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energy)</text:p>
          </table:table-cell>
          <table:table-cell office:value-type="string" calcext:value-type="string">
            <text:p>CO2(e)</text:p>
          </table:table-cell>
          <table:table-cell table:number-columns-repeated="2"/>
          <table:table-cell office:value-type="float" office:value="-6195140408601.03" calcext:value-type="float">
            <text:p>-6195140408601.03</text:p>
          </table:table-cell>
          <table:table-cell office:value-type="float" office:value="-6770118946222.82" calcext:value-type="float">
            <text:p>-6770118946222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gdp)</text:p>
          </table:table-cell>
          <table:table-cell office:value-type="string" calcext:value-type="string">
            <text:p>CO2(gdp)</text:p>
          </table:table-cell>
          <table:table-cell table:number-columns-repeated="2"/>
          <table:table-cell office:value-type="float" office:value="8920536371585.73" calcext:value-type="float">
            <text:p>8920536371585.73</text:p>
          </table:table-cell>
          <table:table-cell office:value-type="float" office:value="14155822516042" calcext:value-type="float">
            <text:p>14155822516042</text:p>
          </table:table-cell>
          <table:table-cell table:number-columns-repeated="2"/>
          <table:table-cell office:value-type="string" calcext:value-type="string">
            <text:p>1990 – 2000</text:p>
          </table:table-cell>
          <table:table-cell office:value-type="string" calcext:value-type="string">
            <text:p>2000 – 2010</text:p>
          </table:table-cell>
        </table:table-row>
        <table:table-row table:style-name="ro1">
          <table:table-cell office:value-type="string" calcext:value-type="string">
            <text:p>CO2 emissions (population)</text:p>
          </table:table-cell>
          <table:table-cell office:value-type="string" calcext:value-type="string">
            <text:p>CO2(pop)</text:p>
          </table:table-cell>
          <table:table-cell table:number-columns-repeated="2"/>
          <table:table-cell office:value-type="float" office:value="3186373253571.9" calcext:value-type="float">
            <text:p>3186373253571.9</text:p>
          </table:table-cell>
          <table:table-cell office:value-type="float" office:value="3071494464851" calcext:value-type="float">
            <text:p>3071494464851</text:p>
          </table:table-cell>
          <table:table-cell/>
          <table:table-cell office:value-type="string" calcext:value-type="string">
            <text:p>CO2(i)</text:p>
          </table:table-cell>
          <table:table-cell table:formula="of:=[.E7]/[.I2]" office:value-type="float" office:value="-0.068663885630293" calcext:value-type="float">
            <text:p>-0.068663885630293</text:p>
          </table:table-cell>
          <table:table-cell table:formula="of:=[.F7]/[.J2]" office:value-type="float" office:value="0.735118247774344" calcext:value-type="float">
            <text:p>0.735118247774344</text:p>
          </table:table-cell>
        </table:table-row>
        <table:table-row table:style-name="ro1">
          <table:table-cell office:value-type="string" calcext:value-type="string">
            <text:p>CO2 changes</text:p>
          </table:table-cell>
          <table:table-cell table:number-columns-repeated="3"/>
          <table:table-cell office:value-type="float" office:value="3.08958417016539" calcext:value-type="float">
            <text:p>3.08958417016539</text:p>
          </table:table-cell>
          <table:table-cell office:value-type="float" office:value="7.71652108124799" calcext:value-type="float">
            <text:p>7.71652108124799</text:p>
          </table:table-cell>
          <table:table-cell/>
          <table:table-cell office:value-type="string" calcext:value-type="string">
            <text:p>CO2(e)</text:p>
          </table:table-cell>
          <table:table-cell table:formula="of:=[.E8]/[.I3]" office:value-type="float" office:value="-6.19514040860103" calcext:value-type="float">
            <text:p>-6.19514040860103</text:p>
          </table:table-cell>
          <table:table-cell table:formula="of:=[.F8]/[.J3]" office:value-type="float" office:value="-6.77011894622282" calcext:value-type="float">
            <text:p>-6.7701189462228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2(gdp)</text:p>
          </table:table-cell>
          <table:table-cell table:formula="of:=[.E9]/[.I4]" office:value-type="float" office:value="8.92053637158573" calcext:value-type="float">
            <text:p>8.92053637158573</text:p>
          </table:table-cell>
          <table:table-cell table:formula="of:=[.F9]/[.J4]" office:value-type="float" office:value="14.155822516042" calcext:value-type="float">
            <text:p>14.15582251604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2(pop)</text:p>
          </table:table-cell>
          <table:table-cell table:formula="of:=[.E10]/[.I5]" office:value-type="float" office:value="3.1863732535719" calcext:value-type="float">
            <text:p>3.1863732535719</text:p>
          </table:table-cell>
          <table:table-cell table:formula="of:=[.F10]/[.J5]" office:value-type="float" office:value="3.071494464851" calcext:value-type="float">
            <text:p>3.071494464851</text:p>
          </table:table-cell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table:style-name="ce1" office:value-type="string" calcext:value-type="string">
            <text:p>CO2 (solid)</text:p>
          </table:table-cell>
          <table:table-cell office:value-type="float" office:value="7464945.32651951" calcext:value-type="float">
            <text:p>7464945.32651951</text:p>
          </table:table-cell>
          <table:table-cell office:value-type="float" office:value="9227759.07340649" calcext:value-type="float">
            <text:p>9227759.07340649</text:p>
          </table:table-cell>
          <table:table-cell office:value-type="float" office:value="9116380.53972877" calcext:value-type="float">
            <text:p>9116380.53972877</text:p>
          </table:table-cell>
          <table:table-cell office:value-type="float" office:value="14171057.355231" calcext:value-type="float">
            <text:p>14171057.355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table:style-name="ce1" office:value-type="string" calcext:value-type="string">
            <text:p>CO2 (gaseous)</text:p>
          </table:table-cell>
          <table:table-cell office:value-type="float" office:value="3030954.65470326" calcext:value-type="float">
            <text:p>3030954.65470326</text:p>
          </table:table-cell>
          <table:table-cell office:value-type="float" office:value="4227305.29635055" calcext:value-type="float">
            <text:p>4227305.29635055</text:p>
          </table:table-cell>
          <table:table-cell office:value-type="float" office:value="4827174.8222041" calcext:value-type="float">
            <text:p>4827174.8222041</text:p>
          </table:table-cell>
          <table:table-cell office:value-type="float" office:value="6348233.05349198" calcext:value-type="float">
            <text:p>6348233.05349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table:style-name="ce1" office:value-type="string" calcext:value-type="string">
            <text:p>CO2 (liquid)</text:p>
          </table:table-cell>
          <table:table-cell office:value-type="float" office:value="8760877.84677283" calcext:value-type="float">
            <text:p>8760877.84677283</text:p>
          </table:table-cell>
          <table:table-cell office:value-type="float" office:value="8534485.03753153" calcext:value-type="float">
            <text:p>8534485.03753153</text:p>
          </table:table-cell>
          <table:table-cell office:value-type="float" office:value="9274895.73969232" calcext:value-type="float">
            <text:p>9274895.73969232</text:p>
          </table:table-cell>
          <table:table-cell office:value-type="float" office:value="9986727.15666794" calcext:value-type="float">
            <text:p>9986727.15666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from fossil fuel consumption (Gt)</text:p>
          </table:table-cell>
          <table:table-cell office:value-type="string" calcext:value-type="string">
            <text:p>CO2 (fossil)</text:p>
          </table:table-cell>
          <table:table-cell table:formula="of:=([.C14]+[.C15]+[.C16]) / 10^6" office:value-type="float" office:value="19.2567778279956" calcext:value-type="float">
            <text:p>19.2567778279956</text:p>
          </table:table-cell>
          <table:table-cell table:formula="of:=([.D14]+[.D15]+[.D16]) / 10^6" office:value-type="float" office:value="21.9895494072886" calcext:value-type="float">
            <text:p>21.9895494072886</text:p>
          </table:table-cell>
          <table:table-cell table:formula="of:=([.E14]+[.E15]+[.E16]) / 10^6" office:value-type="float" office:value="23.2184511016252" calcext:value-type="float">
            <text:p>23.2184511016252</text:p>
          </table:table-cell>
          <table:table-cell table:formula="of:=([.F14]+[.F15]+[.F16]) / 10^6" office:value-type="float" office:value="30.5060175653909" calcext:value-type="float">
            <text:p>30.5060175653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fossil)</text:p>
          </table:table-cell>
          <table:table-cell office:value-type="string" calcext:value-type="string">
            <text:p>CO2 changes (f)</text:p>
          </table:table-cell>
          <table:table-cell/>
          <table:table-cell table:formula="of:=[.D17]-[.C17]" office:value-type="float" office:value="2.73277157929297" calcext:value-type="float">
            <text:p>2.73277157929297</text:p>
          </table:table-cell>
          <table:table-cell table:formula="of:=[.E17]-[.D17]" office:value-type="float" office:value="1.22890169433662" calcext:value-type="float">
            <text:p>1.22890169433662</text:p>
          </table:table-cell>
          <table:table-cell table:formula="of:=[.F17]-[.E17]" office:value-type="float" office:value="7.28756646376574" calcext:value-type="float">
            <text:p>7.28756646376574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/>
          <table:table-cell table:formula="of:= [.D6]/[.D2]" office:value-type="float" office:value="8.40404948381414" calcext:value-type="float">
            <text:p>8.40404948381414</text:p>
          </table:table-cell>
          <table:table-cell table:formula="of:= [.E6]/[.E2]" office:value-type="float" office:value="9.72468351701373" calcext:value-type="float">
            <text:p>9.72468351701373</text:p>
          </table:table-cell>
          <table:table-cell table:formula="of:= [.F6]/[.F2]" office:value-type="float" office:value="12.5545347300292" calcext:value-type="float">
            <text:p>12.5545347300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intensity (fossil)</text:p>
          </table:table-cell>
          <table:table-cell office:value-type="string" calcext:value-type="string">
            <text:p>F/E</text:p>
          </table:table-cell>
          <table:table-cell/>
          <table:table-cell table:formula="of:= [.D17]/[.D23]" office:value-type="float" office:value="2.61654211456507" calcext:value-type="float">
            <text:p>2.61654211456507</text:p>
          </table:table-cell>
          <table:table-cell table:formula="of:= [.E17]/[.E23]" office:value-type="float" office:value="2.38757909817873" calcext:value-type="float">
            <text:p>2.38757909817873</text:p>
          </table:table-cell>
          <table:table-cell table:formula="of:= [.F17]/[.F23]" office:value-type="float" office:value="2.4298803756083" calcext:value-type="float">
            <text:p>2.4298803756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y intensity of the GDP</text:p>
          </table:table-cell>
          <table:table-cell office:value-type="string" calcext:value-type="string">
            <text:p>E/GDP</text:p>
          </table:table-cell>
          <table:table-cell/>
          <table:table-cell office:value-type="float" office:value="164.48114181526" calcext:value-type="float">
            <text:p>164.48114181526</text:p>
          </table:table-cell>
          <table:table-cell office:value-type="float" office:value="143.340995087062" calcext:value-type="float">
            <text:p>143.340995087062</text:p>
          </table:table-cell>
          <table:table-cell office:value-type="float" office:value="130.528243572396" calcext:value-type="float">
            <text:p>130.528243572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DP per capita</text:p>
          </table:table-cell>
          <table:table-cell office:value-type="string" calcext:value-type="string">
            <text:p>GDP/Pop</text:p>
          </table:table-cell>
          <table:table-cell/>
          <table:table-cell office:value-type="float" office:value="9677.69651878385" calcext:value-type="float">
            <text:p>9677.69651878385</text:p>
          </table:table-cell>
          <table:table-cell office:value-type="float" office:value="11097.3149468595" calcext:value-type="float">
            <text:p>11097.3149468595</text:p>
          </table:table-cell>
          <table:table-cell office:value-type="float" office:value="13892.3333584984" calcext:value-type="float">
            <text:p>13892.3333584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5280062644" calcext:value-type="float">
            <text:p>5280062644</text:p>
          </table:table-cell>
          <table:table-cell office:value-type="float" office:value="6114324044" calcext:value-type="float">
            <text:p>6114324044</text:p>
          </table:table-cell>
          <table:table-cell office:value-type="float" office:value="6921854591" calcext:value-type="float">
            <text:p>6921854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intensity)</text:p>
          </table:table-cell>
          <table:table-cell office:value-type="string" calcext:value-type="string">
            <text:p>CO2(i)</text:p>
          </table:table-cell>
          <table:table-cell table:number-columns-repeated="2"/>
          <table:table-cell table:formula="of:= [.E24]*[.D25]*[.D26]*[.D27] / 10^15 - [.D17]" office:value-type="float" office:value="-1.92243371157841" calcext:value-type="float">
            <text:p>-1.92243371157841</text:p>
          </table:table-cell>
          <table:table-cell table:formula="of:= [.F24]*[.E25]*[.E26]*[.E27] / 10^15 - [.E17]" office:value-type="float" office:value="0.414702184185312" calcext:value-type="float">
            <text:p>0.414702184185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energy)</text:p>
          </table:table-cell>
          <table:table-cell office:value-type="string" calcext:value-type="string">
            <text:p>CO2(e)</text:p>
          </table:table-cell>
          <table:table-cell table:number-columns-repeated="2"/>
          <table:table-cell table:style-name="ce2" table:formula="of:=[.D24]*[.E25]*[.D26]*[.D27] / 10^15 -[.D17]" office:value-type="float" office:value="-2.82453197837974" calcext:value-type="float">
            <text:p>-2.82453197837974</text:p>
          </table:table-cell>
          <table:table-cell table:formula="of:=[.E24]*[.F25]*[.E26]*[.E27] / 10^15 - [.E17]" office:value-type="float" office:value="-2.07243174001292" calcext:value-type="float">
            <text:p>-2.0724317400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gdp)</text:p>
          </table:table-cell>
          <table:table-cell office:value-type="string" calcext:value-type="string">
            <text:p>CO2(gdp)</text:p>
          </table:table-cell>
          <table:table-cell table:number-columns-repeated="2"/>
          <table:table-cell table:formula="of:=[.D24]*[.D25]*[.E26]*[.D27] / 10^15 -[.D17]" office:value-type="float" office:value="3.22788084541264" calcext:value-type="float">
            <text:p>3.22788084541264</text:p>
          </table:table-cell>
          <table:table-cell table:formula="of:=[.E24]*[.E25]*[.F26]*[.E27] / 10^15 - [.E17]" office:value-type="float" office:value="5.85200400752014" calcext:value-type="float">
            <text:p>5.85200400752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population)</text:p>
          </table:table-cell>
          <table:table-cell office:value-type="string" calcext:value-type="string">
            <text:p>CO2(pop)</text:p>
          </table:table-cell>
          <table:table-cell table:number-columns-repeated="2"/>
          <table:table-cell table:formula="of:=[.D24]*[.D25]*[.D26]*[.E27] / 10^15 - [.D17]" office:value-type="float" office:value="3.47665918481105" calcext:value-type="float">
            <text:p>3.47665918481105</text:p>
          </table:table-cell>
          <table:table-cell table:formula="of:=[.E24]*[.E25]*[.E26]*[.F27] / 10^15 - [.E17]" office:value-type="float" office:value="3.07021598956504" calcext:value-type="float">
            <text:p>3.07021598956504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2 changes (liquid)</text:p>
          </table:table-cell>
          <table:table-cell table:number-columns-repeated="2"/>
          <table:table-cell table:formula="of:=([.D16]-[.C16]) / 10^6" office:value-type="float" office:value="-0.226392809241299" calcext:value-type="float">
            <text:p>-0.226392809241299</text:p>
          </table:table-cell>
          <table:table-cell table:formula="of:=([.E16]-[.D16]) / 10^6" office:value-type="float" office:value="0.740410702160789" calcext:value-type="float">
            <text:p>0.740410702160789</text:p>
          </table:table-cell>
          <table:table-cell table:formula="of:=([.F16]-[.E16]) / 10^6" office:value-type="float" office:value="0.711831416975621" calcext:value-type="float">
            <text:p>0.711831416975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solid)</text:p>
          </table:table-cell>
          <table:table-cell table:number-columns-repeated="2"/>
          <table:table-cell table:formula="of:=([.D14]-[.C14])/ 10^6" office:value-type="float" office:value="1.76281374688698" calcext:value-type="float">
            <text:p>1.76281374688698</text:p>
          </table:table-cell>
          <table:table-cell table:formula="of:=([.E14]-[.D14])/ 10^6" office:value-type="float" office:value="-0.11137853367772" calcext:value-type="float">
            <text:p>-0.11137853367772</text:p>
          </table:table-cell>
          <table:table-cell table:formula="of:=([.F14]-[.E14])/ 10^6" office:value-type="float" office:value="5.05467681550223" calcext:value-type="float">
            <text:p>5.05467681550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l + s)</text:p>
          </table:table-cell>
          <table:table-cell table:number-columns-repeated="2"/>
          <table:table-cell table:formula="of:=([.D16]+[.D14]-[.C14]-[.C16])/10^6" office:value-type="float" office:value="1.53642093764568" calcext:value-type="float">
            <text:p>1.53642093764568</text:p>
          </table:table-cell>
          <table:table-cell table:formula="of:=([.E16]+[.E14]-[.D14]-[.D16])/10^6" office:value-type="float" office:value="0.629032168483071" calcext:value-type="float">
            <text:p>0.629032168483071</text:p>
          </table:table-cell>
          <table:table-cell table:formula="of:=([.F16]+[.F14]-[.E14]-[.E16])/10^6" office:value-type="float" office:value="5.76650823247785" calcext:value-type="float">
            <text:p>5.76650823247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g)</text:p>
          </table:table-cell>
          <table:table-cell table:number-columns-repeated="2"/>
          <table:table-cell table:formula="of:=([.D15]-[.C15])/10^6" office:value-type="float" office:value="1.19635064164729" calcext:value-type="float">
            <text:p>1.19635064164729</text:p>
          </table:table-cell>
          <table:table-cell table:formula="of:=([.E15]-[.D15])/10^6" office:value-type="float" office:value="0.59986952585355" calcext:value-type="float">
            <text:p>0.59986952585355</text:p>
          </table:table-cell>
          <table:table-cell table:formula="of:=([.F15]-[.E15])/10^6" office:value-type="float" office:value="1.52105823128788" calcext:value-type="float">
            <text:p>1.52105823128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l + g)</text:p>
          </table:table-cell>
          <table:table-cell table:number-columns-repeated="2"/>
          <table:table-cell table:formula="of:=([.D16]+[.D15]-[.C15]-[.C16])/10^6" office:value-type="float" office:value="0.969957832405992" calcext:value-type="float">
            <text:p>0.969957832405992</text:p>
          </table:table-cell>
          <table:table-cell table:formula="of:=([.E16]+[.E15]-[.D15]-[.D16])/10^6" office:value-type="float" office:value="1.34028022801434" calcext:value-type="float">
            <text:p>1.34028022801434</text:p>
          </table:table-cell>
          <table:table-cell table:formula="of:=([.F16]+[.F15]-[.E15]-[.E16])/10^6" office:value-type="float" office:value="2.2328896482635" calcext:value-type="float">
            <text:p>2.2328896482635</text:p>
          </table:table-cell>
          <table:table-cell table:number-columns-repeated="2"/>
          <table:table-cell office:value-type="string" calcext:value-type="string">
            <text:p>1990 – 2000</text:p>
          </table:table-cell>
          <table:table-cell office:value-type="string" calcext:value-type="string">
            <text:p>2000 – 2010</text:p>
          </table:table-cell>
        </table:table-row>
        <table:table-row table:style-name="ro1">
          <table:table-cell office:value-type="string" calcext:value-type="string">
            <text:p>CO2 changes (s + g)</text:p>
          </table:table-cell>
          <table:table-cell table:number-columns-repeated="2"/>
          <table:table-cell table:formula="of:=([.D14]+[.D15]-[.C15]-[.C14])/10^6" office:value-type="float" office:value="2.95916438853427" calcext:value-type="float">
            <text:p>2.95916438853427</text:p>
          </table:table-cell>
          <table:table-cell table:formula="of:=([.E14]+[.E15]-[.D15]-[.D14])/10^6" office:value-type="float" office:value="0.488490992175831" calcext:value-type="float">
            <text:p>0.488490992175831</text:p>
          </table:table-cell>
          <table:table-cell table:formula="of:=([.F14]+[.F15]-[.E15]-[.E14])/10^6" office:value-type="float" office:value="6.57573504679011" calcext:value-type="float">
            <text:p>6.57573504679011</text:p>
          </table:table-cell>
          <table:table-cell/>
          <table:table-cell office:value-type="string" calcext:value-type="string">
            <text:p>Carbon intensity of energy</text:p>
          </table:table-cell>
          <table:table-cell table:formula="of:=[.E28]" office:value-type="float" office:value="-1.92243371157841" calcext:value-type="float">
            <text:p>-1.92243371157841</text:p>
          </table:table-cell>
          <table:table-cell table:formula="of:=[.F28]" office:value-type="float" office:value="0.414702184185312" calcext:value-type="float">
            <text:p>0.4147021841853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ergy intensity of GDP</text:p>
          </table:table-cell>
          <table:table-cell table:formula="of:=[.E29]" office:value-type="float" office:value="-2.82453197837974" calcext:value-type="float">
            <text:p>-2.82453197837974</text:p>
          </table:table-cell>
          <table:table-cell table:formula="of:=[.F29]" office:value-type="float" office:value="-2.07243174001292" calcext:value-type="float">
            <text:p>-2.072431740012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DP per Capita</text:p>
          </table:table-cell>
          <table:table-cell table:formula="of:=[.E30]" office:value-type="float" office:value="3.22788084541264" calcext:value-type="float">
            <text:p>3.22788084541264</text:p>
          </table:table-cell>
          <table:table-cell table:formula="of:=[.F30]" office:value-type="float" office:value="5.85200400752014" calcext:value-type="float">
            <text:p>5.852004007520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opulation</text:p>
          </table:table-cell>
          <table:table-cell table:formula="of:=[.E31]" office:value-type="float" office:value="3.47665918481105" calcext:value-type="float">
            <text:p>3.47665918481105</text:p>
          </table:table-cell>
          <table:table-cell table:formula="of:=[.F31]" office:value-type="float" office:value="3.07021598956504" calcext:value-type="float">
            <text:p>3.07021598956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1:17:14.784296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5T11:17:43.242497860</dc:date>
    <meta:editing-duration>PT4H31M26S</meta:editing-duration>
    <meta:editing-cycles>8</meta:editing-cycles>
    <meta:generator>LibreOffice/6.4.7.2$Linux_X86_64 LibreOffice_project/40$Build-2</meta:generator>
    <meta:document-statistic meta:table-count="1" meta:cell-count="1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454cm" style:legend-expansion="high" chart:style-name="ch2"/>
        <chart:plot-area chart:style-name="ch3" table:cell-range-address="'kayaData (copy)'.I9:'kayaData (copy)'.J13 'kayaData (copy)'.H10:'kayaData (copy)'.H13" chart:data-source-has-labels="both" svg:x="0.32cm" svg:y="0.18cm" svg:width="13.15cm" svg:height="8.64cm">
          <chartooo:coordinate-region svg:x="1.047cm" svg:y="0.379cm" svg:width="12.423cm" svg:height="8.242cm"/>
          <chart:axis chart:dimension="x" chart:name="primary-x" chart:style-name="ch4" chartooo:axis-type="auto">
            <chartooo:date-scale/>
            <chart:categories table:cell-range-address="'kayaData (copy)'.I9:'kayaData (copy)'.J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kayaData (copy)'.I10:'kayaData (copy)'.J10" chart:label-cell-address="'kayaData (copy)'.H10:'kayaData (copy)'.H10" chart:class="chart:bar">
            <chart:data-point chart:repeated="2"/>
          </chart:series>
          <chart:series chart:style-name="ch8" chart:values-cell-range-address="'kayaData (copy)'.I11:'kayaData (copy)'.J11" chart:label-cell-address="'kayaData (copy)'.H11:'kayaData (copy)'.H11" chart:class="chart:bar">
            <chart:data-point chart:repeated="2"/>
          </chart:series>
          <chart:series chart:style-name="ch9" chart:values-cell-range-address="'kayaData (copy)'.I12:'kayaData (copy)'.J12" chart:label-cell-address="'kayaData (copy)'.H12:'kayaData (copy)'.H12" chart:class="chart:bar">
            <chart:data-point chart:repeated="2"/>
          </chart:series>
          <chart:series chart:style-name="ch10" chart:values-cell-range-address="'kayaData (copy)'.I13:'kayaData (copy)'.J13" chart:label-cell-address="'kayaData (copy)'.H13:'kayaData (copy)'.H1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0 – 2000</text:p>
                <draw:g>
                  <svg:desc>'kayaData (copy)'.I9:'kayaData (copy)'.J9</svg:desc>
                </draw:g>
              </table:table-cell>
              <table:table-cell office:value-type="string">
                <text:p>2000 – 2010</text:p>
              </table:table-cell>
            </table:table-row>
          </table:table-header-rows>
          <table:table-rows>
            <table:table-row>
              <table:table-cell office:value-type="string">
                <text:p>CO2(i)</text:p>
                <draw:g>
                  <svg:desc>'kayaData (copy)'.H10:'kayaData (copy)'.H10</svg:desc>
                </draw:g>
              </table:table-cell>
              <table:table-cell office:value-type="float" office:value="-0.068663885630293">
                <text:p>-0.068663885630293</text:p>
                <draw:g>
                  <svg:desc>'kayaData (copy)'.I10:'kayaData (copy)'.J10</svg:desc>
                </draw:g>
              </table:table-cell>
              <table:table-cell office:value-type="float" office:value="0.735118247774344">
                <text:p>0.735118247774344</text:p>
              </table:table-cell>
            </table:table-row>
            <table:table-row>
              <table:table-cell office:value-type="string">
                <text:p>CO2(e)</text:p>
                <draw:g>
                  <svg:desc>'kayaData (copy)'.H11:'kayaData (copy)'.H11</svg:desc>
                </draw:g>
              </table:table-cell>
              <table:table-cell office:value-type="float" office:value="-6.19514040860103">
                <text:p>-6.19514040860103</text:p>
                <draw:g>
                  <svg:desc>'kayaData (copy)'.I11:'kayaData (copy)'.J11</svg:desc>
                </draw:g>
              </table:table-cell>
              <table:table-cell office:value-type="float" office:value="-6.77011894622282">
                <text:p>-6.77011894622282</text:p>
              </table:table-cell>
            </table:table-row>
            <table:table-row>
              <table:table-cell office:value-type="string">
                <text:p>CO2(gdp)</text:p>
                <draw:g>
                  <svg:desc>'kayaData (copy)'.H12:'kayaData (copy)'.H12</svg:desc>
                </draw:g>
              </table:table-cell>
              <table:table-cell office:value-type="float" office:value="8.92053637158573">
                <text:p>8.92053637158573</text:p>
                <draw:g>
                  <svg:desc>'kayaData (copy)'.I12:'kayaData (copy)'.J12</svg:desc>
                </draw:g>
              </table:table-cell>
              <table:table-cell office:value-type="float" office:value="14.155822516042">
                <text:p>14.155822516042</text:p>
              </table:table-cell>
            </table:table-row>
            <table:table-row>
              <table:table-cell office:value-type="string">
                <text:p>CO2(pop)</text:p>
                <draw:g>
                  <svg:desc>'kayaData (copy)'.H13:'kayaData (copy)'.H13</svg:desc>
                </draw:g>
              </table:table-cell>
              <table:table-cell office:value-type="float" office:value="3.1863732535719">
                <text:p>3.1863732535719</text:p>
                <draw:g>
                  <svg:desc>'kayaData (copy)'.I13:'kayaData (copy)'.J13</svg:desc>
                </draw:g>
              </table:table-cell>
              <table:table-cell office:value-type="float" office:value="3.071494464851">
                <text:p>3.071494464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76cm" svg:y="0.316cm" chart:style-name="ch2">
          <text:p>Somme s + g + l</text:p>
        </chart:title>
        <chart:legend chart:legend-position="end" svg:x="11.223cm" svg:y="3.454cm" style:legend-expansion="high" chart:style-name="ch3"/>
        <chart:plot-area chart:style-name="ch4" table:cell-range-address="'kayaData (copy)'.H38:'kayaData (copy)'.J42" chart:data-source-has-labels="both" svg:x="0.32cm" svg:y="1.275cm" svg:width="10.583cm" svg:height="7.545cm">
          <chartooo:coordinate-region svg:x="0.921cm" svg:y="1.467cm" svg:width="9.962cm" svg:height="7.147cm"/>
          <chart:axis chart:dimension="x" chart:name="primary-x" chart:style-name="ch5" chartooo:axis-type="auto">
            <chartooo:date-scale/>
            <chart:categories table:cell-range-address="'kayaData (copy)'.I38:'kayaData (copy)'.J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kayaData (copy)'.I39:'kayaData (copy)'.J39" chart:label-cell-address="'kayaData (copy)'.H39:'kayaData (copy)'.H39" chart:class="chart:bar">
            <chart:data-point chart:repeated="2"/>
          </chart:series>
          <chart:series chart:style-name="ch9" chart:values-cell-range-address="'kayaData (copy)'.I40:'kayaData (copy)'.J40" chart:label-cell-address="'kayaData (copy)'.H40:'kayaData (copy)'.H40" chart:class="chart:bar">
            <chart:data-point chart:repeated="2"/>
          </chart:series>
          <chart:series chart:style-name="ch10" chart:values-cell-range-address="'kayaData (copy)'.I41:'kayaData (copy)'.J41" chart:label-cell-address="'kayaData (copy)'.H41:'kayaData (copy)'.H41" chart:class="chart:bar">
            <chart:data-point chart:repeated="2"/>
          </chart:series>
          <chart:series chart:style-name="ch11" chart:values-cell-range-address="'kayaData (copy)'.I42:'kayaData (copy)'.J42" chart:label-cell-address="'kayaData (copy)'.H42:'kayaData (copy)'.H4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0 – 2000</text:p>
                <draw:g>
                  <svg:desc>'kayaData (copy)'.I38:'kayaData (copy)'.J38</svg:desc>
                </draw:g>
              </table:table-cell>
              <table:table-cell office:value-type="string">
                <text:p>2000 – 2010</text:p>
              </table:table-cell>
            </table:table-row>
          </table:table-header-rows>
          <table:table-rows>
            <table:table-row>
              <table:table-cell office:value-type="string">
                <text:p>Carbon intensity of energy</text:p>
                <draw:g>
                  <svg:desc>'kayaData (copy)'.H39:'kayaData (copy)'.H39</svg:desc>
                </draw:g>
              </table:table-cell>
              <table:table-cell office:value-type="float" office:value="-1.92243371157841">
                <text:p>-1.92243371157841</text:p>
                <draw:g>
                  <svg:desc>'kayaData (copy)'.I39:'kayaData (copy)'.J39</svg:desc>
                </draw:g>
              </table:table-cell>
              <table:table-cell office:value-type="float" office:value="0.414702184185312">
                <text:p>0.414702184185312</text:p>
              </table:table-cell>
            </table:table-row>
            <table:table-row>
              <table:table-cell office:value-type="string">
                <text:p>Energy intensity of GDP</text:p>
                <draw:g>
                  <svg:desc>'kayaData (copy)'.H40:'kayaData (copy)'.H40</svg:desc>
                </draw:g>
              </table:table-cell>
              <table:table-cell office:value-type="float" office:value="-2.82453197837974">
                <text:p>-2.82453197837974</text:p>
                <draw:g>
                  <svg:desc>'kayaData (copy)'.I40:'kayaData (copy)'.J40</svg:desc>
                </draw:g>
              </table:table-cell>
              <table:table-cell office:value-type="float" office:value="-2.07243174001292">
                <text:p>-2.07243174001292</text:p>
              </table:table-cell>
            </table:table-row>
            <table:table-row>
              <table:table-cell office:value-type="string">
                <text:p>GDP per Capita</text:p>
                <draw:g>
                  <svg:desc>'kayaData (copy)'.H41:'kayaData (copy)'.H41</svg:desc>
                </draw:g>
              </table:table-cell>
              <table:table-cell office:value-type="float" office:value="3.22788084541264">
                <text:p>3.22788084541264</text:p>
                <draw:g>
                  <svg:desc>'kayaData (copy)'.I41:'kayaData (copy)'.J41</svg:desc>
                </draw:g>
              </table:table-cell>
              <table:table-cell office:value-type="float" office:value="5.85200400752014">
                <text:p>5.85200400752014</text:p>
              </table:table-cell>
            </table:table-row>
            <table:table-row>
              <table:table-cell office:value-type="string">
                <text:p>Population</text:p>
                <draw:g>
                  <svg:desc>'kayaData (copy)'.H42:'kayaData (copy)'.H42</svg:desc>
                </draw:g>
              </table:table-cell>
              <table:table-cell office:value-type="float" office:value="3.47665918481105">
                <text:p>3.47665918481105</text:p>
                <draw:g>
                  <svg:desc>'kayaData (copy)'.I42:'kayaData (copy)'.J42</svg:desc>
                </draw:g>
              </table:table-cell>
              <table:table-cell office:value-type="float" office:value="3.07021598956504">
                <text:p>3.07021598956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